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" svg:font-family="'AR PL UKai TW'" style:font-pitch="variable"/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nsola" style:font-name-asian="Consola"/>
    </style:style>
    <style:style style:name="P3" style:family="paragraph" style:parent-style-name="Standard">
      <style:paragraph-properties fo:text-align="end" style:justify-single-word="false"/>
      <style:text-properties style:font-name="Consola" style:font-name-asian="Consola"/>
    </style:style>
    <style:style style:name="P4" style:family="paragraph" style:parent-style-name="Standard">
      <style:paragraph-properties fo:text-align="start" style:justify-single-word="false"/>
      <style:text-properties style:font-name="Consola" style:font-name-asian="Consola"/>
    </style:style>
    <style:style style:name="P5" style:family="paragraph" style:parent-style-name="Standard">
      <style:paragraph-properties fo:text-align="start" style:justify-single-word="false"/>
      <style:text-properties style:font-name="Consola" officeooo:paragraph-rsid="001c58e5" style:font-name-asian="Consola"/>
    </style:style>
    <style:style style:name="T1" style:family="text">
      <style:text-properties style:font-name="Consola" style:font-name-asian="Consol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orithm PA3</text:p>
      <text:p text:style-name="P3">B08209023 范傑翔</text:p>
      <text:p text:style-name="P4">我主要將此程式分成兩個小題：有向與無向</text:p>
      <text:p text:style-name="P4">先拆解此題目：對於無向圖而言，此題目可以轉換為『maximum span tree』，因此使用Kruskal’s MST Algorithm，且因為此題目的w限定在-100～100之間，因此可以使用bucket sort加速排序，且無向圖的邊數目可達到20000000之多，因此透過bucket避免過多的排序</text:p>
      <text:p text:style-name="P4">爾後透過union方法去建構起MST，最後即可得到所求</text:p>
      <text:p text:style-name="P4">union的方法是透過將v-sets的id對應起來並在每次set union時確定是否所有v都在set之內（透過vector.size()== vertex_size判定） </text:p>
      <text:p text:style-name="P4"/>
      <text:p text:style-name="P4">資料結構上將G,v,e分開，並且在G裡面建構桶以及edge/vertex的對應表，並給一個sets的vector&lt;vector&lt;int&gt; &gt;儲存sets的資訊</text:p>
      <text:p text:style-name="P4"/>
      <text:p text:style-name="P5">而無向圖無論是否有權重都可以使用此方法解決此問題。</text:p>
      <text:p text:style-name="P5"/>
      <text:p text:style-name="P5"/>
      <text:p text:style-name="P5">共用資料結構：</text:p>
      <text:p text:style-name="P4">vertex內部存有</text:p>
      <text:p text:style-name="P4"><text:tab/>id,set,bfs color,bfs_d,dfs_t ,in_edge array and out_edge array</text:p>
      <text:p text:style-name="P4"><text:tab/>因為一開始資料結構就選用list而非array的方式存儲，因此在call mem上面可能會稍慢，但好處是記憶體空間較為連續，搜索上速度應該差不多</text:p>
      <text:p text:style-name="P4">edge內有</text:p>
      <text:p text:style-name="P4"><text:tab/>w, v1, v2, used, index</text:p>
      <text:p text:style-name="P4"><text:tab/>(edge from v1 to v2)</text:p>
      <text:p text:style-name="P4">透過將edge丟進丟出vertex快速建構並操作G</text:p>
      <text:p text:style-name="P4">edgeset內部有</text:p>
      <text:p text:style-name="P4"><text:tab/>total_weight以及vector&lt;edge&gt;</text:p>
      <text:p text:style-name="P4"><text:tab/>作為快速操作使用（一開始有設計要遞迴多層，但後來發現效益極差，因此後來選擇遞迴兩層後，此功能略顯雞肋）</text:p>
      <text:p text:style-name="P4"/>
      <text:p text:style-name="P4"/>
      <text:p text:style-name="P4"/>
      <text:p text:style-name="P4"/>
      <text:p text:style-name="P4">有向圖就顯的非常麻煩</text:p>
      <text:p text:style-name="P4">資料結構相較於無向圖新增unused_bucket（關鍵資料）, temp_bucket, edge size, vertex size</text:p>
      <text:p text:style-name="P4"/>
      <text:p text:style-name="P4">解決有向圖的想法，我是先將它當成無向圖的解決方法建起span tree但是在發現v1.set==v2.set時不直接拋棄邊，而是使用bfs確認若加進這個邊是否會有環（採用bfs是因為其速度較為穩定，且比topology sort快，如果環的長度與圖的深度不對稱，也有較好的計算穩定性）</text:p>
      <text:p text:style-name="P4">倘若有環就拋棄這個邊，無環則加入，是一個pre-process的greedy方法。</text:p>
      <text:p text:style-name="P4">0邊不放入，放入的話會有怪問題（0邊是在後面的刪減可以進行嘗試)</text:p>
      <text:p text:style-name="P4"/>
      <text:p text:style-name="P4">透過此方法建立起的有向無環圖並非最小，因此需要透過加邊與拆邊進行。</text:p>
      <text:p text:style-name="P4">使用迴圈從unused_bucket(inside of this is edges)挑選兩個不重複的邊（由大到小）加入圖，並透過topological sort get cycle-&gt;逐步拆掉source以及sink的所有edge直到無法拆裝為止，剩下的邊即為cycles，此方法可以有效的拆出所有環，但是速度較bfs慢。</text:p>
      <text:p text:style-name="P1"><text:span text:style-name="T1">透過此方法得到一個新的Graph g，並將該g內的所有環刪減邊，此嘗試刪減邊方法可快速將可能的邊用bfs_u/bfs_d測試。</text:span></text:p>
      <text:p text:style-name="P1"><text:soft-page-break/><text:span text:style-name="T1"/></text:p>
      <text:p text:style-name="P4">倘若碰到有成功的邊/邊組且其權重（在刪減邊的階段就已經篩選過了）小於加入的邊，則將其更新到外圍的G並且將迴圈的bucket更新，並持續執行，直到59s.</text:p>
      <text:p text:style-name="P4">透過cut edge and insert edge方法對G快速加減邊並查找，並且透過排序以及goto跳出迴圈，將不可能的edge set排除，已達到加速運算。</text:p>
      <text:p text:style-name="P4"/>
      <text:p text:style-name="P4"/>
      <text:p text:style-name="P4">由於在試驗上，倘若edge數目太大，則有可能跑不完切一條邊的試驗，因此使用依序切邊以及根據整個g-edge以及G的大小去測試要放多少數目的cut edge set去跑。</text:p>
      <text:p text:style-name="P4"/>
      <text:p text:style-name="P4">透過調參數方法找到可能適合的遞迴深度後，在依序動態調整，得到區域的最佳解（且避免耗費過多時間)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" svg:font-family="'AR PL UKai TW'" style:font-pitch="variable"/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00:42.448300366</meta:creation-date>
    <dc:date>2023-12-28T15:05:17.705457863</dc:date>
    <meta:editing-duration>PT1H1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018" meta:character-count="1573" meta:non-whitespace-character-count="1519"/>
  </office:meta>
</office:document-meta>
</file>